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26.0pt"/>
    </style:style>
    <style:style style:name="P2" style:family="paragraph" style:parent-style-name="Standard">
      <style:text-properties style:font-name="Times" fo:font-size="16.0pt"/>
    </style:style>
    <style:style style:name="P3" style:family="paragraph" style:parent-style-name="Standard"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Wiki Space Invaders <text:s text:c="8"/>Moresi Fabio 4 C</text:p>
      <text:p text:style-name="P1"/>
      <text:p text:style-name="P1">Lezione 1</text:p>
      <text:p text:style-name="P2">Ho creato un canvas che insieme al buffer, permette di creare uno spazio dove poter disegnare.</text:p>
      <text:p text:style-name="P2">Ho inizializzato l’ Intro per poi poterla animare.</text:p>
      <text:p text:style-name="P2"><text:s/>eliminato lo sfarfallio dell’intro.</text:p>
      <text:p text:style-name="P2"/>
      <text:p text:style-name="P1">Lezione 2</text:p>
      <text:p text:style-name="P1"/>
      <text:p text:style-name="P2">Ho aggiunto le stelle e un KeyListener che “ascolta” la tastiera ,ovvero chiede al sistema operativo di ritornargli l’output della tastiera.</text:p>
      <text:p text:style-name="P2">Grazie alla classe KeyInputHandler vengono impostati i tasti da ascoltare e le loro funzionalità ,la tastiera funge da “Cannone”,e quando incomincio a premerla,stamperà Fire e disegnerà i colpi.</text:p>
      <text:p text:style-name="P3"/>
      <text:p text:style-name="P1">Aggiunte personali</text:p>
      <text:p text:style-name="P1"/>
      <text:p text:style-name="P2">Ho aggiunto un pacchetto jar,che mi permette di far animare meglio gli sprite degli alieni quando esplodono.</text:p>
      <text:p text:style-name="P2">La sua funzione è di creare un array di sprite con un delay che permette il cambio da un immagine all’altra.</text:p>
      <text:p text:style-name="P2">Un’altra cosa che ho aggiunto è il life counter ,che parte da 3 ,ovvero avremo 3 vite, che fa si che quando gli alieni colpiscano la navicella, si perde una vita, una volta che si arriva a 0 vite sarà Game Ove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